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P6" style:parent-style-name="Lijstalinea" style:list-style-name="LFO1" style:family="paragraph"/>
    <style:style style:name="P7" style:parent-style-name="Lijstalinea" style:list-style-name="LFO1" style:family="paragraph"/>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P15" style:parent-style-name="Lijstalinea" style:list-style-name="LFO1" style:family="paragraph"/>
    <style:style style:name="P16" style:parent-style-name="Lijstalinea" style:list-style-name="LFO1" style:family="paragraph"/>
    <style:style style:name="P17" style:parent-style-name="Lijstalinea" style:list-style-name="LFO1" style:family="paragraph"/>
    <style:style style:name="P18" style:parent-style-name="Lijstalinea" style:list-style-name="LFO1" style:family="paragraph"/>
    <style:style style:name="P19" style:parent-style-name="Lijstalinea" style:list-style-name="LFO1" style:family="paragraph"/>
    <style:style style:name="P20" style:parent-style-name="Lijstalinea" style:list-style-name="LFO1" style:family="paragraph"/>
    <style:style style:name="P21" style:parent-style-name="Lijstalinea" style:list-style-name="LFO1" style:family="paragraph"/>
    <style:style style:name="P22" style:parent-style-name="Lijstalinea" style:list-style-name="LFO1" style:family="paragraph"/>
    <style:style style:name="P23" style:parent-style-name="Lijstalinea" style:list-style-name="LFO1" style:family="paragraph"/>
    <style:style style:name="P24" style:parent-style-name="Lijstalinea" style:list-style-name="LFO1" style:family="paragraph"/>
    <style:style style:name="P25" style:parent-style-name="Lijstalinea" style:list-style-name="LFO1" style:family="paragraph"/>
    <style:style style:name="P26" style:parent-style-name="Lijstalinea" style:list-style-name="LFO1" style:family="paragraph"/>
    <style:style style:name="P27" style:parent-style-name="Lijstalinea" style:list-style-name="LFO2" style:family="paragraph"/>
    <style:style style:name="P28" style:parent-style-name="Lijstalinea" style:list-style-name="LFO2" style:family="paragraph"/>
    <style:style style:name="P29" style:parent-style-name="Lijstalinea" style:list-style-name="LFO2" style:family="paragraph"/>
    <style:style style:name="P30" style:parent-style-name="Lijstalinea" style:list-style-name="LFO2" style:family="paragraph"/>
    <style:style style:name="P31" style:parent-style-name="Lijstalinea" style:list-style-name="LFO2" style:family="paragraph"/>
    <style:style style:name="P32" style:parent-style-name="Lijstalinea" style:list-style-name="LFO2" style:family="paragraph"/>
    <style:style style:name="P33" style:parent-style-name="Lijstalinea" style:list-style-name="LFO2" style:family="paragraph"/>
    <style:style style:name="P34" style:parent-style-name="Lijstalinea" style:list-style-name="LFO2" style:family="paragraph"/>
    <style:style style:name="P35" style:parent-style-name="Lijstalinea" style:list-style-name="LFO2" style:family="paragraph"/>
    <style:style style:name="P36" style:parent-style-name="Lijstalinea" style:list-style-name="LFO2" style:family="paragraph"/>
    <style:style style:name="P37" style:parent-style-name="Lijstalinea" style:list-style-name="LFO2" style:family="paragraph"/>
    <style:style style:name="P38" style:parent-style-name="Lijstalinea" style:list-style-name="LFO2" style:family="paragraph"/>
    <style:style style:name="P39" style:parent-style-name="Lijstalinea" style:list-style-name="LFO2" style:family="paragraph"/>
    <style:style style:name="P40" style:parent-style-name="Lijstalinea" style:list-style-name="LFO2" style:family="paragraph"/>
    <style:style style:name="P41" style:parent-style-name="Lijstalinea" style:list-style-name="LFO2" style:family="paragraph"/>
    <style:style style:name="P42" style:parent-style-name="Lijstalinea" style:list-style-name="LFO2" style:family="paragraph"/>
    <style:style style:name="P43" style:parent-style-name="Lijstalinea" style:list-style-name="LFO2" style:family="paragraph"/>
    <style:style style:name="P44" style:parent-style-name="Lijstalinea" style:list-style-name="LFO2" style:family="paragraph"/>
    <style:style style:name="P45" style:parent-style-name="Lijstalinea" style:list-style-name="LFO2" style:family="paragraph"/>
    <style:style style:name="P46" style:parent-style-name="Lijstalinea" style:list-style-name="LFO2" style:family="paragraph"/>
    <style:style style:name="P47" style:parent-style-name="Standaard" style:family="paragraph">
      <style:paragraph-properties fo:break-before="page" fo:text-align="center"/>
      <style:text-properties fo:font-size="24pt" style:font-size-asian="24pt" style:font-size-complex="24pt"/>
    </style:style>
    <style:style style:name="P48" style:parent-style-name="Standaard" style:family="paragraph">
      <style:text-properties fo:font-weight="bold" style:font-weight-asian="bold" style:font-weight-complex="bold"/>
    </style:style>
    <style:style style:name="T49" style:parent-style-name="Standaardalinea-lettertype" style:family="text">
      <style:text-properties style:text-position="super 58.3%"/>
    </style:style>
    <style:style style:name="T50" style:parent-style-name="Standaardalinea-lettertype" style:family="text">
      <style:text-properties style:text-position="super 58.3%"/>
    </style:style>
    <style:style style:name="T51" style:parent-style-name="Standaardalinea-lettertype" style:family="text">
      <style:text-properties fo:font-weight="bold" style:font-weight-asian="bold" style:font-weight-complex="bold"/>
    </style:style>
    <style:style style:name="P52" style:parent-style-name="Standaard" style:family="paragraph">
      <style:text-properties fo:font-weight="bold" style:font-weight-asian="bold" style:font-weight-complex="bold"/>
    </style:style>
    <style:style style:name="T53" style:parent-style-name="Standaardalinea-lettertype" style:family="text">
      <style:text-properties fo:font-weight="bold" style:font-weight-asian="bold" style:font-weight-complex="bold"/>
    </style:style>
    <style:style style:name="P54" style:parent-style-name="Standaard" style:family="paragraph">
      <style:text-properties fo:font-weight="bold" style:font-weight-asian="bold" style:font-weight-complex="bold"/>
    </style:style>
    <style:style style:name="P55" style:parent-style-name="Standaard" style:family="paragraph">
      <style:text-properties fo:font-weight="bold" style:font-weight-asian="bold" style:font-weight-complex="bold"/>
    </style:style>
    <style:style style:name="T56" style:parent-style-name="Hyperlink" style:family="text">
      <style:text-properties fo:font-style="italic" style:font-style-asian="italic" style:font-style-complex="italic"/>
    </style:style>
    <style:style style:name="P57" style:parent-style-name="Lijstalinea" style:list-style-name="LFO3" style:family="paragraph"/>
    <style:style style:name="P58" style:parent-style-name="Lijstalinea" style:list-style-name="LFO3" style:family="paragraph"/>
    <style:style style:name="P59" style:parent-style-name="Lijstalinea" style:list-style-name="LFO3" style:family="paragraph"/>
    <style:style style:name="P60" style:parent-style-name="Lijstalinea" style:list-style-name="LFO3" style:family="paragraph"/>
    <style:style style:name="P61" style:parent-style-name="Standaard" style:family="paragraph">
      <style:text-properties fo:font-weight="bold" style:font-weight-asian="bold" style:font-weight-complex="bold"/>
    </style:style>
    <style:style style:name="P62" style:parent-style-name="Standaard" style:family="paragraph">
      <style:text-properties fo:font-weight="bold" style:font-weight-asian="bold" style:font-weight-complex="bold"/>
    </style:style>
    <style:style style:name="T63" style:parent-style-name="Standaardalinea-lettertype" style:family="text">
      <style:text-properties fo:font-weight="bold" style:font-weight-asian="bold" style:font-weight-complex="bold"/>
    </style:style>
    <style:style style:name="P64" style:parent-style-name="Lijstalinea" style:list-style-name="LFO5" style:family="paragraph"/>
    <style:style style:name="P65" style:parent-style-name="Lijstalinea" style:list-style-name="LFO5" style:family="paragraph"/>
    <style:style style:name="P66" style:parent-style-name="Standaard" style:family="paragraph">
      <style:paragraph-properties fo:break-before="page"/>
    </style:style>
  </office:automatic-styles>
  <office:body>
    <office:text text:use-soft-page-breaks="true">
      <text:p text:style-name="P1">Briefing Oncollaboration:</text:p>
      <text:p text:style-name="Standaard"/>
      <text:list text:style-name="LFO1" text:continue-numbering="true">
        <text:list-item>
          <text:p text:style-name="P2">Kijken naar het al eerder gemaakte werk en daar de goede en mindere punten uithalen om op verder te werken</text:p>
        </text:list-item>
        <text:list-item>
          <text:p text:style-name="P3">2021/22 naar indonesie<text:s/></text:p>
        </text:list-item>
        <text:list-item>
          <text:p text:style-name="P4">Geboren daar, werkt hier</text:p>
        </text:list-item>
        <text:list-item>
          <text:p text:style-name="P5">Eiland java</text:p>
        </text:list-item>
        <text:list-item>
          <text:p text:style-name="P6">Artsen daar jong en leergierig</text:p>
        </text:list-item>
        <text:list-item>
          <text:p text:style-name="P7">Maandelijkse webinar</text:p>
        </text:list-item>
        <text:list-item>
          <text:p text:style-name="P8">40 uur nascholing</text:p>
        </text:list-item>
        <text:list-item>
          <text:p text:style-name="P9">Appart radio terapie webbinar website</text:p>
        </text:list-item>
        <text:list-item>
          <text:p text:style-name="P10">Vragen stellen , terug kijken<text:s/></text:p>
        </text:list-item>
        <text:list-item>
          <text:p text:style-name="P11">Laagdrempelig kennis voor handen</text:p>
        </text:list-item>
        <text:list-item>
          <text:p text:style-name="P12">Intuotief makkelijk werkende website</text:p>
        </text:list-item>
        <text:list-item>
          <text:p text:style-name="P13">Stella goed prototype</text:p>
        </text:list-item>
        <text:list-item>
          <text:p text:style-name="P14">Links boven logo</text:p>
        </text:list-item>
        <text:list-item>
          <text:p text:style-name="P15">Comments soort q&amp;a</text:p>
        </text:list-item>
        <text:list-item>
          <text:p text:style-name="P16">Transqript<text:s/></text:p>
        </text:list-item>
        <text:list-item>
          <text:p text:style-name="P17">Contourings niet perse eronder</text:p>
        </text:list-item>
        <text:list-item>
          <text:p text:style-name="P18">Creatieve vrijheid</text:p>
        </text:list-item>
        <text:list-item>
          <text:p text:style-name="P19">Home page introductie pagina (waarom doen we dit met logo)</text:p>
        </text:list-item>
        <text:list-item>
          <text:p text:style-name="P20">Mobile versie staat al (indonesie meer op telefoon)</text:p>
        </text:list-item>
      </text:list>
      <text:p text:style-name="Standaard"/>
      <text:list text:style-name="LFO1" text:continue-numbering="true">
        <text:list-item>
          <text:p text:style-name="P21">Email <text:s/>-<text:s/></text:p>
        </text:list-item>
        <text:list-item>
          <text:p text:style-name="P22">Teams<text:s/></text:p>
        </text:list-item>
        <text:list-item>
          <text:p text:style-name="P23">Tussendoor mailen mag</text:p>
        </text:list-item>
        <text:list-item>
          <text:p text:style-name="P24">Sprintreview via teams op donderdagen</text:p>
        </text:list-item>
        <text:list-item>
          <text:p text:style-name="P25">13 maart 10.00 via teams</text:p>
        </text:list-item>
        <text:list-item>
          <text:p text:style-name="P26">3 april en 8 mei<text:s/><text:s/>en 28/29 mei<text:s/></text:p>
        </text:list-item>
      </text:list>
      <text:p text:style-name="Lijstalinea"/>
      <text:p text:style-name="Lijstalinea"/>
      <text:list text:style-name="LFO2" text:continue-numbering="true">
        <text:list-item>
          <text:p text:style-name="P27">Ct scan vieuwer</text:p>
        </text:list-item>
        <text:list-item>
          <text:p text:style-name="P28">Heel veel plaatjes</text:p>
        </text:list-item>
        <text:list-item>
          <text:p text:style-name="P29">Scan indonesie uploaden, nederlands advies geven</text:p>
        </text:list-item>
        <text:list-item>
          <text:p text:style-name="P30">Evt in de tweede helft tackelen</text:p>
        </text:list-item>
      </text:list>
      <text:p text:style-name="Standaard"/>
      <text:list text:style-name="LFO2" text:continue-numbering="true">
        <text:list-item>
          <text:p text:style-name="P31">Wij echt op de interface / ontwerp</text:p>
        </text:list-item>
      </text:list>
      <text:p text:style-name="Lijstalinea"/>
      <text:soft-page-break/>
      <text:list text:style-name="LFO2" text:continue-numbering="true">
        <text:list-item>
          <text:p text:style-name="P32">Basis webbinars</text:p>
        </text:list-item>
      </text:list>
      <text:p text:style-name="Lijstalinea"/>
      <text:list text:style-name="LFO2" text:continue-numbering="true">
        <text:list-item>
          <text:p text:style-name="P33">Transcript</text:p>
        </text:list-item>
      </text:list>
      <text:p text:style-name="Lijstalinea"/>
      <text:list text:style-name="LFO2" text:continue-numbering="true">
        <text:list-item>
          <text:p text:style-name="P34">Q&amp;a</text:p>
        </text:list-item>
      </text:list>
      <text:p text:style-name="Lijstalinea"/>
      <text:list text:style-name="LFO2" text:continue-numbering="true">
        <text:list-item>
          <text:p text:style-name="P35">Webbinar pagina eerst daarna de home</text:p>
        </text:list-item>
      </text:list>
      <text:p text:style-name="Lijstalinea"/>
      <text:list text:style-name="LFO2" text:continue-numbering="true">
        <text:list-item>
          <text:p text:style-name="P36">Articles per webinar extra info<text:s/></text:p>
        </text:list-item>
      </text:list>
      <text:p text:style-name="Lijstalinea"/>
      <text:list text:style-name="LFO2" text:continue-numbering="true">
        <text:list-item>
          <text:p text:style-name="P37">Doel van de website is vooral kennis overdracht en interactie met indonesia</text:p>
        </text:list-item>
      </text:list>
      <text:p text:style-name="Lijstalinea"/>
      <text:list text:style-name="LFO2" text:continue-numbering="true">
        <text:list-item>
          <text:p text:style-name="P38">Debriefing via mail of teams</text:p>
        </text:list-item>
      </text:list>
      <text:p text:style-name="Lijstalinea"/>
      <text:list text:style-name="LFO2" text:continue-numbering="true">
        <text:list-item>
          <text:p text:style-name="P39">Site is in het engels</text:p>
        </text:list-item>
      </text:list>
      <text:p text:style-name="Lijstalinea"/>
      <text:list text:style-name="LFO2" text:continue-numbering="true">
        <text:list-item>
          <text:p text:style-name="P40">Aangegeven dat we graag speciefiekere feedback willen</text:p>
        </text:list-item>
      </text:list>
      <text:p text:style-name="Lijstalinea"/>
      <text:list text:style-name="LFO2" text:continue-numbering="true">
        <text:list-item>
          <text:p text:style-name="P41">Variaties maken</text:p>
        </text:list-item>
      </text:list>
      <text:p text:style-name="Lijstalinea"/>
      <text:list text:style-name="LFO2" text:continue-numbering="true">
        <text:list-item>
          <text:p text:style-name="P42">Ze weet niet goed wat de mogenlijkheden zijn</text:p>
        </text:list-item>
      </text:list>
      <text:p text:style-name="Lijstalinea"/>
      <text:list text:style-name="LFO2" text:continue-numbering="true">
        <text:list-item>
          <text:p text:style-name="P43">Concrete vragen stellen aan haar, dan kan zij concreet andwoord geven</text:p>
        </text:list-item>
      </text:list>
      <text:p text:style-name="Lijstalinea"/>
      <text:list text:style-name="LFO2" text:continue-numbering="true">
        <text:list-item>
          <text:p text:style-name="P44">Zelf experimenteren met de layout – kijken wat wij ervan vinden</text:p>
        </text:list-item>
      </text:list>
      <text:p text:style-name="Lijstalinea"/>
      <text:list text:style-name="LFO2" text:continue-numbering="true">
        <text:list-item>
          <text:p text:style-name="P45">Echt samen met de opdrachtgever werken ipv alleen goedkeuring</text:p>
        </text:list-item>
      </text:list>
      <text:p text:style-name="Lijstalinea"/>
      <text:list text:style-name="LFO2" text:continue-numbering="true">
        <text:list-item>
          <text:p text:style-name="P46">Alternatief laten zien in geval van twijfel</text:p>
        </text:list-item>
      </text:list>
      <text:p text:style-name="Lijstalinea"/>
      <text:soft-page-break/>
      <text:p text:style-name="P47">Debriefing Oncollaboration:</text:p>
      <text:p text:style-name="Standaard"/>
      <text:p text:style-name="P48">Wat gaan we doen in de briefing?</text:p>
      <text:p text:style-name="Standaard">We hebben van te voren alle informatie doorgekeken die we hebben kunnen vinden, de verschillende versies van de website bekeken (van de 1<text:span text:style-name="T49">e</text:span><text:s/>en 2<text:span text:style-name="T50">e</text:span><text:s/>jaars). We hebben aan de hand daarvan wat vragen opgeschreven.<text:s/></text:p>
      <text:p text:style-name="Standaard"/>
      <text:p text:style-name="Standaard"><text:span text:style-name="T51">Informatie</text:span>:</text:p>
      <text:p text:style-name="Standaard">Julie is in Indonesië geboren en is opgegroeid in Nederland. In 2021/2022 is ze terug gegaan naar Indonesië (naar het eiland Java) om daar de cultuur en taal te leren kennen.<text:s/></text:p>
      <text:p text:style-name="Standaard"/>
      <text:p text:style-name="P52">Aanleiding project:</text:p>
      <text:p text:style-name="Standaard">De artsen in Indonesië zijn jong en leergierig. Ze willen graag bij leren en weten hoe het er in andere landen/culturen aan toe gaat. In Nederland (en Indonesië ook?) zijn er 40 uren nascholing nodig per jaar. Voor de maandelijkse Webinars zijn er ook van die punten te verdienen. Van de 150 bestraling artsen uit Indonesië sluiten er elke keer 80/100 artsen aan in de Webinars. <text:s/></text:p>
      <text:p text:style-name="Standaard"/>
      <text:p text:style-name="Standaard"><text:span text:style-name="T53">Website</text:span>:</text:p>
      <text:p text:style-name="Standaard">Een aparte pagina voor de radio therapie Webinars waarop ze terug keken kunnen worden, het transcript terug kan lezen en vragen over en weer kan stellen.<text:s/></text:p>
      <text:p text:style-name="Standaard">Het is de<text:s/>bedoeling dat het een intuïtief makkelijk begaanbare website komt waarop laagdrempelig informatie te vinden is. In Indonesië zijn er meer mensen met een mobiel dan een desktop dus de mobile versie is het belangrijkst.</text:p>
      <text:p text:style-name="Standaard">Op de website moeten de Webinars te vinden zijn met het transcript en de mogelijkheid tot q&amp;a. Ook is er een stukje waar artikels kunnen komen zodat er meer informatie buiten de Webinars te vinden is in verschillende onderwerpen. De site is in het engels.</text:p>
      <text:p text:style-name="Standaard"/>
      <text:p text:style-name="P54">Voorbeeld eerste semester:</text:p>
      <text:p text:style-name="Standaard">Het voorbeeld van Stella is een hele goeie. Links boven in heeft ze het logo staan en dat is een mooie plek. De comments kunnen als een soort q&amp;a komen te staan i.p.v. een<text:s/><text:soft-page-break/>comment sectie naast de Webinar. <text:s/>Het transcript erbij is een goede toevoeging, misschien zorgen dat mensen zelf kunnen kiezen of ze het wel of niet willen zien.</text:p>
      <text:p text:style-name="Standaard">De contourings hoeven niet perse eronder, die mogen ook op een eigen pagina komen te staan. In het design zit dus zeker veel ruimte voor creatieve vrijheid.<text:s/></text:p>
      <text:p text:style-name="Standaard">Iemand (we weten even niet wie) had een home pagina gemaakt met daarop een stukje about us en het logo. Dit is een goede toevoeging.</text:p>
      <text:p text:style-name="Standaard"/>
      <text:p text:style-name="P55">Contact:</text:p>
      <text:p text:style-name="Standaard">Dit mag via de mail (<text:a xlink:href="mailto:j.v.diessen@nki.nl" office:target-frame-name="_top" xlink:show="replace"><text:span text:style-name="T56">j.v.diessen@nki.nl</text:span></text:a>) en via teams. Tussen door contacten mag altijd als dit nodig is.<text:s/></text:p>
      <text:p text:style-name="Standaard">Data voor de komende sprint reviews:</text:p>
      <text:list text:style-name="LFO3" text:continue-numbering="true">
        <text:list-item>
          <text:p text:style-name="P57">Do 13 maart, 10.00 via teams</text:p>
        </text:list-item>
        <text:list-item>
          <text:p text:style-name="P58">Do 3 april</text:p>
        </text:list-item>
        <text:list-item>
          <text:p text:style-name="P59">Do 8 mei</text:p>
        </text:list-item>
        <text:list-item>
          <text:p text:style-name="P60">Woe/do 28/29 mei</text:p>
        </text:list-item>
      </text:list>
      <text:p text:style-name="Standaard"/>
      <text:p text:style-name="P61">Evt.<text:s/>extra optie:</text:p>
      <text:p text:style-name="Standaard">Een<text:s/>ct. scan viewer laten zien zodat mensen dit kunnen leren. Het probleem is alleen dat het heel veel afbeeldingen zijn. Daarom gaan we hier voor nu nog niet mee aan de slag maar is dit iets wat we eventueel in de tweede helft van dit project kunnen gaan tackelen.</text:p>
      <text:p text:style-name="Standaard">Het idee is dat er vanuit Indonesië een ct. scan geüpload kan worden, waar de Nederlandse (of andere) artsen naar kunnen kijken en hier tips op kan geven.<text:s/></text:p>
      <text:p text:style-name="Standaard"/>
      <text:p text:style-name="P62">Wat gaan wij doen?</text:p>
      <text:p text:style-name="Standaard">Wij gaan ons echt op de interface en het ontwerp focussen. <text:s/>Met privacy hoeven wij nu geen rekening te houden (de site wordt voorlopig niet echt live gezet). <text:s/></text:p>
      <text:p text:style-name="Standaard">Voor de volgende sprintreview gaan wij eerst kijken naar de Webinar pagina en is de home pagina nog even niet belangrijk voor nu.</text:p>
      <text:p text:style-name="Standaard"/>
      <text:p text:style-name="Standaard"/>
      <text:p text:style-name="Standaard"/>
      <text:soft-page-break/>
      <text:p text:style-name="Standaard"><text:span text:style-name="T63">Samengevat</text:span>:</text:p>
      <text:p text:style-name="Standaard">De debriefing van dit gesprek wordt morgen via de mail gestuurd, inclusief teams uitnodiging. We hebben nog wat tips en tops van voorgaande samenwerkingen besproken tussen leerlingen en andere opdrachtgevers, hieruit kwam:</text:p>
      <text:list text:style-name="LFO5" text:continue-numbering="true">
        <text:list-item>
          <text:p text:style-name="P64">Als wij met<text:s/>specifieke<text:s/>vragen komen, kan de opdrachtgever specifiek feedback geven</text:p>
        </text:list-item>
        <text:list-item>
          <text:p text:style-name="P65">In geval dat we ergens over twijfelen, variaties maken en zo aantonen wat er allemaal<text:s/>mogelijk<text:s/>is</text:p>
        </text:list-item>
      </text:list>
      <text:p text:style-name="Lijstalinea"/>
      <text:p text:style-name="Standaard">We mogen zelf experimenteren met het ontwerp.<text:s/>Kijken wat wij er van vinden. We gaan steeds meer samenwerken met de opdrachtgever i.p.v. alleen op goedkeuring wachten.</text:p>
      <text:p text:style-name="Standaard"/>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Normaalweb" style:display-name="Normaal (web)" style:family="paragraph" style:parent-style-name="Standaard">
      <style:text-properties style:font-name="Times New Roman" style:font-name-complex="Times New Roman" fo:hyphenate="false"/>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ouk de Rooij</meta:initial-creator>
    <dc:creator>Anouk de Rooij</dc:creator>
    <meta:creation-date>2025-03-03T10:09:00Z</meta:creation-date>
    <dc:date>2025-03-03T12:46:00Z</dc:date>
    <meta:template xlink:href="Normal" xlink:type="simple"/>
    <meta:editing-cycles>1</meta:editing-cycles>
    <meta:editing-duration>PT9420S</meta:editing-duration>
    <meta:document-statistic meta:page-count="6" meta:paragraph-count="10" meta:word-count="813" meta:character-count="5279" meta:row-count="37" meta:non-whitespace-character-count="4476"/>
  </office:meta>
</office:document-meta>
</file>